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3cm" fo:min-width="3.49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73cm" fo:min-width="1.61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73cm" fo:min-width="10.37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0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993cm" svg:height="1.023cm" svg:x="2.818cm" svg:y="3.744cm">
          <text:p text:style-name="P1">1111111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15cm" svg:height="1.023cm" svg:x="6.818cm" svg:y="3.744cm">
          <text:p text:style-name="P1">フラグ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115cm" svg:height="1.023cm" svg:x="8.918cm" svg:y="3.744cm">
          <text:p text:style-name="P3"><text:span text:style-name="T1">スコープ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87cm" svg:height="1.023cm" svg:x="11.018cm" svg:y="3.769cm">
          <text:p text:style-name="P3"><text:span text:style-name="T1">グループ</text:span><text:span text:style-name="T1">I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843cm" svg:y1="3.245cm" svg:x2="6.911cm" svg:y2="3.294cm">
          <text:p/>
        </draw:line>
        <draw:line draw:style-name="gr4" draw:text-style-name="P1" draw:layer="layout" svg:x1="7.036cm" svg:y1="3.27cm" svg:x2="8.983cm" svg:y2="3.294cm">
          <text:p/>
        </draw:line>
        <draw:line draw:style-name="gr4" draw:text-style-name="P1" draw:layer="layout" svg:x1="9.051cm" svg:y1="3.307cm" svg:x2="10.905cm" svg:y2="3.27cm">
          <text:p/>
        </draw:line>
        <draw:line draw:style-name="gr4" draw:text-style-name="P1" draw:layer="layout" svg:x1="11.01cm" svg:y1="3.276cm" svg:x2="21.888cm" svg:y2="3.345cm">
          <text:p/>
        </draw:line>
        <draw:frame draw:style-name="gr5" draw:text-style-name="P5" draw:layer="layout" svg:width="1.647cm" svg:height="1.052cm" svg:x="4.264cm" svg:y="1.971cm">
          <draw:text-box>
            <text:p>8bit</text:p>
          </draw:text-box>
        </draw:frame>
        <draw:frame draw:style-name="gr5" draw:text-style-name="P5" draw:layer="layout" svg:width="1.647cm" svg:height="1.052cm" svg:x="7.064cm" svg:y="1.946cm">
          <draw:text-box>
            <text:p>4bit</text:p>
          </draw:text-box>
        </draw:frame>
        <draw:frame draw:style-name="gr5" draw:text-style-name="P5" draw:layer="layout" svg:width="1.647cm" svg:height="1.052cm" svg:x="4.265cm" svg:y="1.971cm">
          <draw:text-box>
            <text:p>8bit</text:p>
          </draw:text-box>
        </draw:frame>
        <draw:frame draw:style-name="gr5" draw:text-style-name="P5" draw:layer="layout" svg:width="1.647cm" svg:height="1.052cm" svg:x="9.165cm" svg:y="1.946cm">
          <draw:text-box>
            <text:p>4bit</text:p>
          </draw:text-box>
        </draw:frame>
        <draw:frame draw:style-name="gr5" draw:text-style-name="P5" draw:layer="layout" svg:width="2.579cm" svg:height="1.052cm" svg:x="14.117cm" svg:y="2.021cm">
          <draw:text-box>
            <text:p>112b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16:12:48.781000000</meta:creation-date>
    <dc:date>2016-07-30T16:22:02.355000000</dc:date>
    <meta:editing-duration>PT9M13S</meta:editing-duration>
    <meta:editing-cycles>1</meta:editing-cycles>
    <meta:document-statistic meta:object-count="13"/>
    <meta:generator>LibreOffice/5.0.4.2$Windows_x86 LibreOffice_project/2b9802c1994aa0b7dc6079e128979269cf95bc78</meta:generator>
  </office:meta>
</office:document-meta>
</file>